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trieveTableMarker.getRetrievePositionWithin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rieveTableMarker.RetrieveTableMarker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rieveTableMarker.processNode( String elementName , Locator locator , Attributes attlist , PropertyList p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trieveTableMarker.getNam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rieveTableMarker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rieveTableMarker.getRetrieveBoundaryWithin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rieveTableMarker.bind( PropertyList p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